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source_code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(ver metricas)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2013-2017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table:style-name="ce1" office:value-type="string" calcext:value-type="string">
            <text:p>s18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(ver metricas)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2015-2017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table:style-name="ce1" office:value-type="string" calcext:value-type="string">
            <text:p>s2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(ver metricas)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2013-2017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(ver metricas)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2013-2017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7-201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2014</text:p>
          </table:table-cell>
          <table:table-cell office:value-type="string" calcext:value-type="string">
            <text:p>Rascal</text:p>
          </table:table-cell>
        </table:table-row>
        <table:table-row table:style-name="ro1">
          <table:table-cell office:value-type="string" calcext:value-type="string">
            <text:p>s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haseo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s5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(ver metricas)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015-2017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1">
          <table:table-cell table:style-name="ce1" office:value-type="string" calcext:value-type="string">
            <text:p>s5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(ver metricas)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2012-2016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55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2010-2016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s58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(ver metricas)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2006-2017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59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2013-2015</text:p>
          </table:table-cell>
          <table:table-cell office:value-type="string" calcext:value-type="string">
            <text:p>Erlang</text:p>
          </table:table-cell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7:18:14.979784729</dc:date>
    <meta:editing-duration>PT3H50M30S</meta:editing-duration>
    <meta:editing-cycles>1</meta:editing-cycles>
    <meta:document-statistic meta:table-count="1" meta:cell-count="366" meta:object-count="0"/>
    <meta:generator>LibreOffice/5.4.1.2.0$Linux_X86_64 LibreOffice_project/40m0$Build-2</meta:generator>
  </office:meta>
</office:document-meta>
</file>